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5.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8.38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6.16mm"/>
    </style:style>
    <style:style style:name="co14" style:family="table-column">
      <style:table-column-properties fo:break-before="auto" style:column-width="20.6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3.95mm"/>
    </style:style>
    <style:style style:name="co17" style:family="table-column">
      <style:table-column-properties fo:break-before="auto" style:column-width="13.28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23.69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0" table:default-cell-style-name="ce19"/>
        <table:table-column table:style-name="co14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7" table:default-cell-style-name="ce19"/>
        <table:table-column table:style-name="co13" table:default-cell-style-name="ce19"/>
        <table:table-column table:style-name="co5" table:default-cell-style-name="ce19"/>
        <table:table-column table:style-name="co15" table:default-cell-style-name="ce19"/>
        <table:table-column table:style-name="co10" table:default-cell-style-name="ce19"/>
        <table:table-column table:style-name="co16" table:default-cell-style-name="ce19"/>
        <table:table-column table:style-name="co15" table:number-columns-repeated="2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6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3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10500" calcext:value-type="float">
            <text:p><text:s text:c="3"/>110,500</text:p>
          </table:table-cell>
          <table:table-cell table:style-name="ce36" office:value-type="float" office:value="4220" calcext:value-type="float">
            <text:p><text:s text:c="3"/>4,220</text:p>
          </table:table-cell>
          <table:table-cell table:style-name="ce36" office:value-type="float" office:value="10764" calcext:value-type="float">
            <text:p><text:s text:c="3"/>10,764</text:p>
          </table:table-cell>
          <table:table-cell table:style-name="ce36" office:value-type="float" office:value="7271" calcext:value-type="float">
            <text:p><text:s text:c="3"/>7,271</text:p>
          </table:table-cell>
          <table:table-cell table:style-name="ce36" office:value-type="float" office:value="3718" calcext:value-type="float">
            <text:p><text:s text:c="3"/>3,718</text:p>
          </table:table-cell>
          <table:table-cell table:style-name="ce36" office:value-type="float" office:value="2445" calcext:value-type="float">
            <text:p><text:s text:c="3"/>2,445</text:p>
          </table:table-cell>
          <table:table-cell table:style-name="ce36" office:value-type="float" office:value="3711" calcext:value-type="float">
            <text:p><text:s text:c="3"/>3,711</text:p>
          </table:table-cell>
          <table:table-cell table:style-name="ce36" office:value-type="float" office:value="13021" calcext:value-type="float">
            <text:p><text:s text:c="3"/>13,021</text:p>
          </table:table-cell>
          <table:table-cell table:style-name="ce36" office:value-type="float" office:value="375" calcext:value-type="float">
            <text:p><text:s text:c="3"/>375</text:p>
          </table:table-cell>
          <table:table-cell table:style-name="ce38" office:value-type="float" office:value="2" calcext:value-type="float">
            <text:p>2</text:p>
          </table:table-cell>
          <table:table-cell table:style-name="ce36" office:value-type="float" office:value="7666" calcext:value-type="float">
            <text:p><text:s text:c="3"/>7,666</text:p>
          </table:table-cell>
          <table:table-cell table:style-name="ce36" office:value-type="float" office:value="54913" calcext:value-type="float">
            <text:p><text:s text:c="3"/>54,913</text:p>
          </table:table-cell>
          <table:table-cell table:style-name="ce36" office:value-type="float" office:value="2385" calcext:value-type="float">
            <text:p><text:s text:c="3"/>2,385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10596" calcext:value-type="float">
            <text:p><text:s text:c="3"/>110,596</text:p>
          </table:table-cell>
          <table:table-cell table:style-name="ce36" office:value-type="float" office:value="6650" calcext:value-type="float">
            <text:p><text:s text:c="3"/>6,650</text:p>
          </table:table-cell>
          <table:table-cell table:style-name="ce36" office:value-type="float" office:value="10305" calcext:value-type="float">
            <text:p><text:s text:c="3"/>10,305</text:p>
          </table:table-cell>
          <table:table-cell table:style-name="ce36" office:value-type="float" office:value="9784" calcext:value-type="float">
            <text:p><text:s text:c="3"/>9,784</text:p>
          </table:table-cell>
          <table:table-cell table:style-name="ce36" office:value-type="float" office:value="4405" calcext:value-type="float">
            <text:p><text:s text:c="3"/>4,405</text:p>
          </table:table-cell>
          <table:table-cell table:style-name="ce36" office:value-type="float" office:value="2444" calcext:value-type="float">
            <text:p><text:s text:c="3"/>2,44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10297" calcext:value-type="float">
            <text:p><text:s text:c="3"/>10,297</text:p>
          </table:table-cell>
          <table:table-cell table:style-name="ce36" office:value-type="float" office:value="558" calcext:value-type="float">
            <text:p><text:s text:c="3"/>55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662" calcext:value-type="float">
            <text:p><text:s text:c="3"/>7,662</text:p>
          </table:table-cell>
          <table:table-cell table:style-name="ce36" office:value-type="float" office:value="54913" calcext:value-type="float">
            <text:p><text:s text:c="3"/>54,91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7" office:value-type="float" office:value="-96" calcext:value-type="float">
            <text:p><text:s text:c="7"/>－96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0209" calcext:value-type="float">
            <text:p><text:s text:c="3"/>50,209</text:p>
          </table:table-cell>
          <table:table-cell table:style-name="ce36" office:value-type="float" office:value="1938" calcext:value-type="float">
            <text:p><text:s text:c="3"/>1,938</text:p>
          </table:table-cell>
          <table:table-cell table:style-name="ce36" office:value-type="float" office:value="5164" calcext:value-type="float">
            <text:p><text:s text:c="3"/>5,164</text:p>
          </table:table-cell>
          <table:table-cell table:style-name="ce36" office:value-type="float" office:value="3475" calcext:value-type="float">
            <text:p><text:s text:c="3"/>3,475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1105" calcext:value-type="float">
            <text:p><text:s text:c="3"/>1,10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5959" calcext:value-type="float">
            <text:p><text:s text:c="3"/>5,959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598" calcext:value-type="float">
            <text:p><text:s text:c="3"/>3,598</text:p>
          </table:table-cell>
          <table:table-cell table:style-name="ce36" office:value-type="float" office:value="24958" calcext:value-type="float">
            <text:p><text:s text:c="3"/>24,958</text:p>
          </table:table-cell>
          <table:table-cell table:style-name="ce36" office:value-type="float" office:value="427" calcext:value-type="float">
            <text:p><text:s text:c="3"/>42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0920" calcext:value-type="float">
            <text:p><text:s text:c="3"/>50,920</text:p>
          </table:table-cell>
          <table:table-cell table:style-name="ce36" office:value-type="float" office:value="3049" calcext:value-type="float">
            <text:p><text:s text:c="3"/>3,049</text:p>
          </table:table-cell>
          <table:table-cell table:style-name="ce36" office:value-type="float" office:value="4763" calcext:value-type="float">
            <text:p><text:s text:c="3"/>4,763</text:p>
          </table:table-cell>
          <table:table-cell table:style-name="ce36" office:value-type="float" office:value="4700" calcext:value-type="float">
            <text:p><text:s text:c="3"/>4,700</text:p>
          </table:table-cell>
          <table:table-cell table:style-name="ce36" office:value-type="float" office:value="1977" calcext:value-type="float">
            <text:p><text:s text:c="3"/>1,977</text:p>
          </table:table-cell>
          <table:table-cell table:style-name="ce36" office:value-type="float" office:value="1089" calcext:value-type="float">
            <text:p><text:s text:c="3"/>1,089</text:p>
          </table:table-cell>
          <table:table-cell table:style-name="ce36" office:value-type="float" office:value="1598" calcext:value-type="float">
            <text:p><text:s text:c="3"/>1,598</text:p>
          </table:table-cell>
          <table:table-cell table:style-name="ce36" office:value-type="float" office:value="4884" calcext:value-type="float">
            <text:p><text:s text:c="3"/>4,884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595" calcext:value-type="float">
            <text:p><text:s text:c="3"/>3,595</text:p>
          </table:table-cell>
          <table:table-cell table:style-name="ce36" office:value-type="float" office:value="24958" calcext:value-type="float">
            <text:p><text:s text:c="3"/>24,95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8" office:value-type="float" office:value="-711" calcext:value-type="float">
            <text:p><text:s text:c="7"/>－71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60291" calcext:value-type="float">
            <text:p><text:s text:c="3"/>60,291</text:p>
          </table:table-cell>
          <table:table-cell table:style-name="ce37" office:value-type="float" office:value="2282" calcext:value-type="float">
            <text:p><text:s text:c="3"/>2,282</text:p>
          </table:table-cell>
          <table:table-cell table:style-name="ce37" office:value-type="float" office:value="5600" calcext:value-type="float">
            <text:p><text:s text:c="3"/>5,600</text:p>
          </table:table-cell>
          <table:table-cell table:style-name="ce37" office:value-type="float" office:value="3796" calcext:value-type="float">
            <text:p><text:s text:c="3"/>3,796</text:p>
          </table:table-cell>
          <table:table-cell table:style-name="ce37" office:value-type="float" office:value="2036" calcext:value-type="float">
            <text:p><text:s text:c="3"/>2,036</text:p>
          </table:table-cell>
          <table:table-cell table:style-name="ce37" office:value-type="float" office:value="1340" calcext:value-type="float">
            <text:p><text:s text:c="3"/>1,340</text:p>
          </table:table-cell>
          <table:table-cell table:style-name="ce37" office:value-type="float" office:value="2025" calcext:value-type="float">
            <text:p><text:s text:c="3"/>2,025</text:p>
          </table:table-cell>
          <table:table-cell table:style-name="ce37" office:value-type="float" office:value="7062" calcext:value-type="float">
            <text:p><text:s text:c="3"/>7,062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4068" calcext:value-type="float">
            <text:p><text:s text:c="3"/>4,068</text:p>
          </table:table-cell>
          <table:table-cell table:style-name="ce37" office:value-type="float" office:value="29955" calcext:value-type="float">
            <text:p><text:s text:c="3"/>29,955</text:p>
          </table:table-cell>
          <table:table-cell table:style-name="ce37" office:value-type="float" office:value="1958" calcext:value-type="float">
            <text:p><text:s text:c="3"/>1,95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9676" calcext:value-type="float">
            <text:p><text:s text:c="3"/>59,676</text:p>
          </table:table-cell>
          <table:table-cell table:style-name="ce37" office:value-type="float" office:value="3601" calcext:value-type="float">
            <text:p><text:s text:c="3"/>3,601</text:p>
          </table:table-cell>
          <table:table-cell table:style-name="ce37" office:value-type="float" office:value="5542" calcext:value-type="float">
            <text:p><text:s text:c="3"/>5,542</text:p>
          </table:table-cell>
          <table:table-cell table:style-name="ce37" office:value-type="float" office:value="5084" calcext:value-type="float">
            <text:p><text:s text:c="3"/>5,084</text:p>
          </table:table-cell>
          <table:table-cell table:style-name="ce37" office:value-type="float" office:value="2428" calcext:value-type="float">
            <text:p><text:s text:c="3"/>2,428</text:p>
          </table:table-cell>
          <table:table-cell table:style-name="ce37" office:value-type="float" office:value="1355" calcext:value-type="float">
            <text:p><text:s text:c="3"/>1,355</text:p>
          </table:table-cell>
          <table:table-cell table:style-name="ce37" office:value-type="float" office:value="1912" calcext:value-type="float">
            <text:p><text:s text:c="3"/>1,912</text:p>
          </table:table-cell>
          <table:table-cell table:style-name="ce37" office:value-type="float" office:value="5413" calcext:value-type="float">
            <text:p><text:s text:c="3"/>5,41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067" calcext:value-type="float">
            <text:p><text:s text:c="3"/>4,067</text:p>
          </table:table-cell>
          <table:table-cell table:style-name="ce37" office:value-type="float" office:value="29955" calcext:value-type="float">
            <text:p><text:s text:c="3"/>29,95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59" office:value-type="float" office:value="615" calcext:value-type="float">
            <text:p>61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418" calcext:value-type="float">
            <text:p>19,418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73" calcext:value-type="float">
            <text:p>4,873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4084" calcext:value-type="float">
            <text:p>4,084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753" calcext:value-type="float">
            <text:p>7,753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9841" calcext:value-type="float">
            <text:p>19,841</text:p>
          </table:table-cell>
          <table:table-cell table:style-name="ce38" office:value-type="float" office:value="1315" calcext:value-type="float">
            <text:p>1,3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51" calcext:value-type="float">
            <text:p>5,851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3770" calcext:value-type="float">
            <text:p>3,770</text:p>
          </table:table-cell>
          <table:table-cell table:style-name="ce38" office:value-type="float" office:value="190" calcext:value-type="float">
            <text:p>1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53" calcext:value-type="float">
            <text:p>7,75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-423" calcext:value-type="float">
            <text:p><text:s text:c="7"/>－423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771" calcext:value-type="float">
            <text:p>8,771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874" calcext:value-type="float">
            <text:p>1,874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07" calcext:value-type="float">
            <text:p>3,507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265" calcext:value-type="float">
            <text:p>9,265</text:p>
          </table:table-cell>
          <table:table-cell table:style-name="ce39" office:value-type="float" office:value="591" calcext:value-type="float">
            <text:p>5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91" calcext:value-type="float">
            <text:p>2,791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842" calcext:value-type="float">
            <text:p>1,842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07" calcext:value-type="float">
            <text:p>3,50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-494" calcext:value-type="float">
            <text:p><text:s text:c="7"/>－49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647" calcext:value-type="float">
            <text:p>10,647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210" calcext:value-type="float">
            <text:p>2,21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576" calcext:value-type="float">
            <text:p>10,576</text:p>
          </table:table-cell>
          <table:table-cell table:style-name="ce40" office:value-type="float" office:value="724" calcext:value-type="float">
            <text:p>7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60" calcext:value-type="float">
            <text:p>3,060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71" calcext:value-type="float">
            <text:p>7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7290" calcext:value-type="float">
            <text:p>17,290</text:p>
          </table:table-cell>
          <table:table-cell table:style-name="ce38" office:value-type="float" office:value="1566" calcext:value-type="float">
            <text:p>1,566</text:p>
          </table:table-cell>
          <table:table-cell table:style-name="ce38" office:value-type="float" office:value="5851" calcext:value-type="float">
            <text:p>5,8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2740" calcext:value-type="float">
            <text:p>2,740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558" calcext:value-type="float">
            <text:p>5,558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967" calcext:value-type="float">
            <text:p>14,967</text:p>
          </table:table-cell>
          <table:table-cell table:style-name="ce38" office:value-type="float" office:value="2118" calcext:value-type="float">
            <text:p>2,118</text:p>
          </table:table-cell>
          <table:table-cell table:style-name="ce38" office:value-type="float" office:value="4873" calcext:value-type="float">
            <text:p>4,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662" calcext:value-type="float">
            <text:p>1,662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558" calcext:value-type="float">
            <text:p>5,55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2323" calcext:value-type="float">
            <text:p>2,323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050" calcext:value-type="float">
            <text:p>8,050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2792" calcext:value-type="float">
            <text:p>2,7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323" calcext:value-type="float">
            <text:p>1,323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31" calcext:value-type="float">
            <text:p>2,531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62" calcext:value-type="float">
            <text:p>6,962</text:p>
          </table:table-cell>
          <table:table-cell table:style-name="ce39" office:value-type="float" office:value="947" calcext:value-type="float">
            <text:p>947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09" calcext:value-type="float">
            <text:p>809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31" calcext:value-type="float">
            <text:p>2,53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1088" calcext:value-type="float">
            <text:p>1,08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9240" calcext:value-type="float">
            <text:p>9,240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05" calcext:value-type="float">
            <text:p>8,005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235" calcext:value-type="float">
            <text:p>1,235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4149" calcext:value-type="float">
            <text:p>14,149</text:p>
          </table:table-cell>
          <table:table-cell table:style-name="ce38" office:value-type="float" office:value="354" calcext:value-type="float">
            <text:p>354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346" calcext:value-type="float">
            <text:p>346</text:p>
          </table:table-cell>
          <table:table-cell table:style-name="ce38" office:value-type="float" office:value="3051" calcext:value-type="float">
            <text:p>3,051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137" calcext:value-type="float">
            <text:p>9,137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498" calcext:value-type="float">
            <text:p>13,498</text:p>
          </table:table-cell>
          <table:table-cell table:style-name="ce38" office:value-type="float" office:value="632" calcext:value-type="float">
            <text:p>632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2246" calcext:value-type="float">
            <text:p>2,246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137" calcext:value-type="float">
            <text:p>9,1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651" calcext:value-type="float">
            <text:p>65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299" calcext:value-type="float">
            <text:p>6,29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362" calcext:value-type="float">
            <text:p>1,362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16" calcext:value-type="float">
            <text:p>4,11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05" calcext:value-type="float">
            <text:p>6,105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16" calcext:value-type="float">
            <text:p>4,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194" calcext:value-type="float">
            <text:p>19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850" calcext:value-type="float">
            <text:p>7,850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689" calcext:value-type="float">
            <text:p>1,689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021" calcext:value-type="float">
            <text:p>5,021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393" calcext:value-type="float">
            <text:p>7,393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021" calcext:value-type="float">
            <text:p>5,0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457" calcext:value-type="float">
            <text:p>457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8540" calcext:value-type="float">
            <text:p>8,540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1" calcext:value-type="float">
            <text:p>811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795" calcext:value-type="float">
            <text:p>5,795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587" calcext:value-type="float">
            <text:p>8,587</text:p>
          </table:table-cell>
          <table:table-cell table:style-name="ce38" office:value-type="float" office:value="342" calcext:value-type="float">
            <text:p>342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833" calcext:value-type="float">
            <text:p>83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795" calcext:value-type="float">
            <text:p>5,79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47" calcext:value-type="float">
            <text:p><text:s text:c="7"/>－4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823" calcext:value-type="float">
            <text:p>3,823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7" calcext:value-type="float">
            <text:p>367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34" calcext:value-type="float">
            <text:p>2,634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14" calcext:value-type="float">
            <text:p>3,914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34" calcext:value-type="float">
            <text:p>2,63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91" calcext:value-type="float">
            <text:p><text:s text:c="7"/>－9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717" calcext:value-type="float">
            <text:p>4,717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613" calcext:value-type="float">
            <text:p>61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73" calcext:value-type="float">
            <text:p>4,673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1" calcext:value-type="float">
            <text:p>3,16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5" office:value-type="float" office:value="44" calcext:value-type="float">
            <text:p>4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4215" calcext:value-type="float">
            <text:p>14,215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06" calcext:value-type="float">
            <text:p>1,906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0046" calcext:value-type="float">
            <text:p>10,046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4405" calcext:value-type="float">
            <text:p>14,405</text:p>
          </table:table-cell>
          <table:table-cell table:style-name="ce38" office:value-type="float" office:value="643" calcext:value-type="float">
            <text:p>643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346" calcext:value-type="float">
            <text:p>346</text:p>
          </table:table-cell>
          <table:table-cell table:style-name="ce38" office:value-type="float" office:value="811" calcext:value-type="float">
            <text:p>8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0046" calcext:value-type="float">
            <text:p>10,04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-190" calcext:value-type="float">
            <text:p><text:s text:c="7"/>－190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452" calcext:value-type="float">
            <text:p>6,452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0" calcext:value-type="float">
            <text:p>87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18" calcext:value-type="float">
            <text:p>4,61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614" calcext:value-type="float">
            <text:p>6,614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367" calcext:value-type="float">
            <text:p>3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18" calcext:value-type="float">
            <text:p>4,6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162" calcext:value-type="float">
            <text:p><text:s text:c="7"/>－16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763" calcext:value-type="float">
            <text:p>7,763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428" calcext:value-type="float">
            <text:p>5,428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791" calcext:value-type="float">
            <text:p>7,791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428" calcext:value-type="float">
            <text:p>5,4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-28" calcext:value-type="float">
            <text:p><text:s text:c="7"/>－28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6152" calcext:value-type="float">
            <text:p>36,152</text:p>
          </table:table-cell>
          <table:table-cell table:style-name="ce38" office:value-type="float" office:value="864" calcext:value-type="float">
            <text:p>864</text:p>
          </table:table-cell>
          <table:table-cell table:style-name="ce38" office:value-type="float" office:value="3770" calcext:value-type="float">
            <text:p>3,770</text:p>
          </table:table-cell>
          <table:table-cell table:style-name="ce38" office:value-type="float" office:value="1662" calcext:value-type="float">
            <text:p>1,662</text:p>
          </table:table-cell>
          <table:table-cell table:style-name="ce38" office:value-type="float" office:value="2246" calcext:value-type="float">
            <text:p>2,246</text:p>
          </table:table-cell>
          <table:table-cell table:style-name="ce38" office:value-type="float" office:value="833" calcext:value-type="float">
            <text:p>833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66" calcext:value-type="float">
            <text:p>7,666</text:p>
          </table:table-cell>
          <table:table-cell table:style-name="ce38" office:value-type="float" office:value="16459" calcext:value-type="float">
            <text:p>16,459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8744" calcext:value-type="float">
            <text:p>38,744</text:p>
          </table:table-cell>
          <table:table-cell table:style-name="ce38" office:value-type="float" office:value="1586" calcext:value-type="float">
            <text:p>1,586</text:p>
          </table:table-cell>
          <table:table-cell table:style-name="ce38" office:value-type="float" office:value="4084" calcext:value-type="float">
            <text:p>4,084</text:p>
          </table:table-cell>
          <table:table-cell table:style-name="ce38" office:value-type="float" office:value="2739" calcext:value-type="float">
            <text:p>2,739</text:p>
          </table:table-cell>
          <table:table-cell table:style-name="ce38" office:value-type="float" office:value="3051" calcext:value-type="float">
            <text:p>3,051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8" office:value-type="float" office:value="1905" calcext:value-type="float">
            <text:p>1,9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62" calcext:value-type="float">
            <text:p>7,662</text:p>
          </table:table-cell>
          <table:table-cell table:style-name="ce38" office:value-type="float" office:value="16459" calcext:value-type="float">
            <text:p>16,45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63" office:value-type="float" office:value="-2592" calcext:value-type="float">
            <text:p><text:s text:c="7"/>－2,592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466" calcext:value-type="float">
            <text:p>16,466</text:p>
          </table:table-cell>
          <table:table-cell table:style-name="ce39" office:value-type="float" office:value="394" calcext:value-type="float">
            <text:p>394</text:p>
          </table:table-cell>
          <table:table-cell table:style-name="ce39" office:value-type="float" office:value="1842" calcext:value-type="float">
            <text:p>1,842</text:p>
          </table:table-cell>
          <table:table-cell table:style-name="ce39" office:value-type="float" office:value="809" calcext:value-type="float">
            <text:p>809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98" calcext:value-type="float">
            <text:p>3,598</text:p>
          </table:table-cell>
          <table:table-cell table:style-name="ce39" office:value-type="float" office:value="7478" calcext:value-type="float">
            <text:p>7,47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7763" calcext:value-type="float">
            <text:p>17,763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1874" calcext:value-type="float">
            <text:p>1,874</text:p>
          </table:table-cell>
          <table:table-cell table:style-name="ce39" office:value-type="float" office:value="1322" calcext:value-type="float">
            <text:p>1,322</text:p>
          </table:table-cell>
          <table:table-cell table:style-name="ce39" office:value-type="float" office:value="1362" calcext:value-type="float">
            <text:p>1,362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869" calcext:value-type="float">
            <text:p>8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95" calcext:value-type="float">
            <text:p>3,595</text:p>
          </table:table-cell>
          <table:table-cell table:style-name="ce39" office:value-type="float" office:value="7478" calcext:value-type="float">
            <text:p>7,47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64" office:value-type="float" office:value="-1297" calcext:value-type="float">
            <text:p><text:s text:c="7"/>－1,29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9686" calcext:value-type="float">
            <text:p>19,686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068" calcext:value-type="float">
            <text:p>4,068</text:p>
          </table:table-cell>
          <table:table-cell table:style-name="ce40" office:value-type="float" office:value="8981" calcext:value-type="float">
            <text:p>8,981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981" calcext:value-type="float">
            <text:p>20,981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2210" calcext:value-type="float">
            <text:p>2,210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689" calcext:value-type="float">
            <text:p>1,689</text:p>
          </table:table-cell>
          <table:table-cell table:style-name="ce40" office:value-type="float" office:value="613" calcext:value-type="float">
            <text:p>613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67" calcext:value-type="float">
            <text:p>4,067</text:p>
          </table:table-cell>
          <table:table-cell table:style-name="ce40" office:value-type="float" office:value="8981" calcext:value-type="float">
            <text:p>8,98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-1295" calcext:value-type="float">
            <text:p><text:s text:c="7"/>－1,29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6" calcext:value-type="float">
            <text:p>2,04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128" calcext:value-type="float">
            <text:p>1,12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33" calcext:value-type="float">
            <text:p><text:s text:c="7"/>－13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5" calcext:value-type="float">
            <text:p>9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20" calcext:value-type="float">
            <text:p>5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1" calcext:value-type="float">
            <text:p><text:s text:c="7"/>－6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39" calcext:value-type="float">
            <text:p>1,0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1" calcext:value-type="float">
            <text:p>1,11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608" calcext:value-type="float">
            <text:p>6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2" calcext:value-type="float">
            <text:p><text:s text:c="7"/>－7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050" calcext:value-type="float">
            <text:p>9,050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4207" calcext:value-type="float">
            <text:p>4,207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50" calcext:value-type="float">
            <text:p>8,950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4207" calcext:value-type="float">
            <text:p>4,20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00" calcext:value-type="float">
            <text:p>10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29" calcext:value-type="float">
            <text:p>4,229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91" calcext:value-type="float">
            <text:p>4,091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38" calcext:value-type="float">
            <text:p>13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821" calcext:value-type="float">
            <text:p>4,821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2287" calcext:value-type="float">
            <text:p>2,287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59" calcext:value-type="float">
            <text:p>4,859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2287" calcext:value-type="float">
            <text:p>2,28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9" calcext:value-type="float">
            <text:p>2,129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02" calcext:value-type="float">
            <text:p>202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56" calcext:value-type="float">
            <text:p>1,05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2" table:style-name="ce42" office:value-type="float" office:value="43" calcext:value-type="float">
            <text:p>4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63" calcext:value-type="float">
            <text:p>6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3" calcext:value-type="float">
            <text:p>543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6" calcext:value-type="float">
            <text:p>1,13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429" calcext:value-type="float">
            <text:p>4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39" calcext:value-type="float">
            <text:p>13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668" calcext:value-type="float">
            <text:p>66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23" calcext:value-type="float">
            <text:p><text:s text:c="7"/>－2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1" calcext:value-type="float">
            <text:p><text:s text:c="7"/>－2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" calcext:value-type="float">
            <text:p><text:s text:c="7"/>－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090" calcext:value-type="float">
            <text:p>4,09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48" calcext:value-type="float">
            <text:p>4,848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758" calcext:value-type="float">
            <text:p><text:s text:c="7"/>－75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816" calcext:value-type="float">
            <text:p>1,81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1089" calcext:value-type="float">
            <text:p>1,08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5" calcext:value-type="float">
            <text:p>2,22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1089" calcext:value-type="float">
            <text:p>1,0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09" calcext:value-type="float">
            <text:p><text:s text:c="7"/>－40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274" calcext:value-type="float">
            <text:p>2,27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23" calcext:value-type="float">
            <text:p>2,623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349" calcext:value-type="float">
            <text:p><text:s text:c="7"/>－34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634" calcext:value-type="float">
            <text:p>63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236" calcext:value-type="float">
            <text:p><text:s text:c="7"/>－23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289" calcext:value-type="float">
            <text:p>2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11" calcext:value-type="float">
            <text:p><text:s text:c="7"/>－11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6" calcext:value-type="float">
            <text:p>1,02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345" calcext:value-type="float">
            <text:p>34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125" calcext:value-type="float">
            <text:p><text:s text:c="7"/>－12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875" calcext:value-type="float">
            <text:p>8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55" calcext:value-type="float">
            <text:p><text:s text:c="7"/>－255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8" calcext:value-type="float">
            <text:p>1,15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360" calcext:value-type="float">
            <text:p>3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56" calcext:value-type="float">
            <text:p><text:s text:c="7"/>－15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00" calcext:value-type="float">
            <text:p>1,30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9" calcext:value-type="float">
            <text:p>1,39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515" calcext:value-type="float">
            <text:p>5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9" calcext:value-type="float">
            <text:p><text:s text:c="7"/>－99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55" calcext:value-type="float">
            <text:p>2,2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592" calcext:value-type="float">
            <text:p>59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48" calcext:value-type="float">
            <text:p><text:s text:c="7"/>－44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271" calcext:value-type="float">
            <text:p>2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0" calcext:value-type="float">
            <text:p><text:s text:c="7"/>－21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4" calcext:value-type="float">
            <text:p>1,25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321" calcext:value-type="float">
            <text:p>3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38" calcext:value-type="float">
            <text:p><text:s text:c="7"/>－23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111" calcext:value-type="float">
            <text:p>3,11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618" calcext:value-type="float">
            <text:p>6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508" calcext:value-type="float">
            <text:p><text:s text:c="7"/>－50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79" calcext:value-type="float">
            <text:p>1,37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5" calcext:value-type="float">
            <text:p>1,62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747" calcext:value-type="float">
            <text:p>7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46" calcext:value-type="float">
            <text:p><text:s text:c="7"/>－24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32" calcext:value-type="float">
            <text:p>1,73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4" calcext:value-type="float">
            <text:p>1,99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62" calcext:value-type="float">
            <text:p><text:s text:c="7"/>－26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361" calcext:value-type="float">
            <text:p>36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6" calcext:value-type="float">
            <text:p><text:s text:c="7"/>－12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85" calcext:value-type="float">
            <text:p>1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3" calcext:value-type="float">
            <text:p><text:s text:c="7"/>－6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26" calcext:value-type="float">
            <text:p>4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76" calcext:value-type="float">
            <text:p>1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3" calcext:value-type="float">
            <text:p><text:s text:c="7"/>－6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25" calcext:value-type="float">
            <text:p><text:s text:c="7"/>－12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77" calcext:value-type="float">
            <text:p><text:s text:c="7"/>－7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467" calcext:value-type="float">
            <text:p>46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28" calcext:value-type="float">
            <text:p>12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4" calcext:value-type="float">
            <text:p><text:s text:c="7"/>－4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" calcext:value-type="float">
            <text:p><text:s text:c="7"/>－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7" calcext:value-type="float">
            <text:p><text:s text:c="7"/>－3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79" calcext:value-type="float">
            <text:p>179</text:p>
          </table:table-cell>
          <table:table-cell table:number-columns-repeated="2" table:style-name="ce41" office:value-type="float" office:value="23" calcext:value-type="float">
            <text:p>2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07" calcext:value-type="float">
            <text:p>2,107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357" calcext:value-type="float">
            <text:p><text:s text:c="7"/>－35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-220" calcext:value-type="float">
            <text:p><text:s text:c="7"/>－22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23" calcext:value-type="float">
            <text:p>1,12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62" calcext:value-type="float">
            <text:p>4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7" calcext:value-type="float">
            <text:p><text:s text:c="7"/>－13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6" calcext:value-type="float">
            <text:p>2,13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890" calcext:value-type="float">
            <text:p>89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74" calcext:value-type="float">
            <text:p>17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86" calcext:value-type="float">
            <text:p>1,08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58" calcext:value-type="float">
            <text:p>5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406" calcext:value-type="float">
            <text:p>40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128" calcext:value-type="float">
            <text:p>12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24" calcext:value-type="float">
            <text:p>1,22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8" calcext:value-type="float">
            <text:p>1,17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484" calcext:value-type="float">
            <text:p>4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6" calcext:value-type="float">
            <text:p>4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380" calcext:value-type="float">
            <text:p>38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5" calcext:value-type="float">
            <text:p><text:s text:c="7"/>－4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0" calcext:value-type="float">
            <text:p>69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192" calcext:value-type="float">
            <text:p>1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" calcext:value-type="float">
            <text:p><text:s text:c="7"/>－10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8" office:value-type="string" calcext:value-type="string">
            <text:p>計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1" calcext:value-type="float">
            <text:p>11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5" calcext:value-type="float">
            <text:p>1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82" calcext:value-type="float">
            <text:p>182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1" calcext:value-type="float">
            <text:p>5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7" calcext:value-type="float">
            <text:p>9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31" calcext:value-type="float">
            <text:p>13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5" calcext:value-type="float">
            <text:p>1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59" calcext:value-type="float">
            <text:p>15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2" calcext:value-type="float">
            <text:p>3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0" calcext:value-type="float">
            <text:p>9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27" calcext:value-type="float">
            <text:p>12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23" calcext:value-type="float">
            <text:p>2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19" calcext:value-type="float">
            <text:p>19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0年4月7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0662/A.%E4%B8%8A%E7%B6%B2%E6%9C%88%E5%A0%B1(%E5%90%AB1%E7%A7%91)/%E4%B8%8A%E7%B6%B2%E6%9C%88%E5%A0%B1100%E5%B9%B4/100.03/01.%E6%88%B6%E6%95%B8%E4%BA%BA%E5%8F%A3%E6%95%B8-100.03.xls'#$''.$G$5]"/>
        <table:named-expression table:name="出生" table:base-cell-address="$遷徙.$A$1" table:expression="['file:///D:/0662/A.%E4%B8%8A%E7%B6%B2%E6%9C%88%E5%A0%B1(%E5%90%AB1%E7%A7%91)/%E4%B8%8A%E7%B6%B2%E6%9C%88%E5%A0%B1100%E5%B9%B4/100.03/01.%E6%88%B6%E6%95%B8%E4%BA%BA%E5%8F%A3%E6%95%B8-100.03.xls'#$''.$V$14:.$V$34]"/>
        <table:named-expression table:name="月底人口數" table:base-cell-address="$遷徙.$A$1" table:expression="['file:///D:/0662/A.%E4%B8%8A%E7%B6%B2%E6%9C%88%E5%A0%B1(%E5%90%AB1%E7%A7%91)/%E4%B8%8A%E7%B6%B2%E6%9C%88%E5%A0%B1100%E5%B9%B4/100.03/01.%E6%88%B6%E6%95%B8%E4%BA%BA%E5%8F%A3%E6%95%B8-100.03.xls'#$''.$AT$14:.$AU$34]"/>
        <table:named-expression table:name="死亡" table:base-cell-address="$遷徙.$A$1" table:expression="['file:///D:/0662/A.%E4%B8%8A%E7%B6%B2%E6%9C%88%E5%A0%B1(%E5%90%AB1%E7%A7%91)/%E4%B8%8A%E7%B6%B2%E6%9C%88%E5%A0%B1100%E5%B9%B4/100.03/01.%E6%88%B6%E6%95%B8%E4%BA%BA%E5%8F%A3%E6%95%B8-100.03.xls'#$''.$Y$14:.$Y$34]"/>
        <table:named-expression table:name="結婚" table:base-cell-address="$遷徙.$A$1" table:expression="['file:///D:/0662/A.%E4%B8%8A%E7%B6%B2%E6%9C%88%E5%A0%B1(%E5%90%AB1%E7%A7%91)/%E4%B8%8A%E7%B6%B2%E6%9C%88%E5%A0%B1100%E5%B9%B4/100.03/01.%E6%88%B6%E6%95%B8%E4%BA%BA%E5%8F%A3%E6%95%B8-100.03.xls'#$''.$L$14:.$L$34]"/>
        <table:named-expression table:name="鄰數戶數" table:base-cell-address="$遷徙.$A$1" table:expression="['file:///D:/0662/A.%E4%B8%8A%E7%B6%B2%E6%9C%88%E5%A0%B1(%E5%90%AB1%E7%A7%91)/%E4%B8%8A%E7%B6%B2%E6%9C%88%E5%A0%B1100%E5%B9%B4/100.03/01.%E6%88%B6%E6%95%B8%E4%BA%BA%E5%8F%A3%E6%95%B8-100.03.xls'#$''.$AQ$14:.$AR$34]"/>
        <table:named-expression table:name="離婚" table:base-cell-address="$遷徙.$A$1" table:expression="['file:///D:/0662/A.%E4%B8%8A%E7%B6%B2%E6%9C%88%E5%A0%B1(%E5%90%AB1%E7%A7%91)/%E4%B8%8A%E7%B6%B2%E6%9C%88%E5%A0%B1100%E5%B9%B4/100.03/01.%E6%88%B6%E6%95%B8%E4%BA%BA%E5%8F%A3%E6%95%B8-100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51:53</meta:creation-date>
    <dc:creator>user</dc:creator>
    <dc:date>2011-04-07T10:52:19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